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ext-properties fo:color="#cc0000"/>
    </style:style>
    <style:style style:name="ce5" style:family="table-cell" style:parent-style-name="Default">
      <style:text-properties style:use-window-font-color="true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Description mein , aaya to?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check abhi used escape character for values</text:p>
          </table:table-cell>
          <table:table-cell table:number-columns-repeated="5"/>
          <table:table-cell table:style-name="ce1" office:value-type="string" calcext:value-type="string">
            <text:p>Issues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string" calcext:value-type="string">
            <text:p>Sahi se read ni ho rya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2"/>
          <table:table-cell table:number-columns-repeated="6"/>
          <table:table-cell table:style-name="ce3"/>
          <table:table-cell table:style-name="ce3" office:value-type="string" calcext:value-type="string">
            <text:p>“\r” is coming while reading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table:style-name="ce3" office:value-type="string" calcext:value-type="string">
            <text:p>What if 75 characters ke baad mein space ho?? - unfolding</text:p>
          </table:table-cell>
          <table:table-cell table:number-columns-repeated="5"/>
          <table:table-cell table:style-name="ce1" office:value-type="string" calcext:value-type="string">
            <text:p>Test: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: in quotes ache se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>
          <table:table-cell table:number-columns-repeated="9"/>
          <table:table-cell table:style-name="ce3" office:value-type="string" calcext:value-type="string">
            <text:p>Folding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8"/>
          <table:table-cell table:style-name="ce1" office:value-type="string" calcext:value-type="string">
            <text:p>Confirm: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signature has complete details of the record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Using <text:span text:style-name="T1">_</text:span> in paramName instead of <text:span text:style-name="T1">–</text:span> in record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unfolding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ot writing file in case empty list of record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arm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tart part of ical same as academic2015.ic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sting proper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string" calcext:value-type="string">
            <text:p>Case sensitivity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sv print karte hue field na ho to <text:span text:style-name="T1">,,</text:span> ki jagah <text:span text:style-name="T1">,””,</text:span> aa ra ha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ther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5" office:value-type="string" calcext:value-type="string">
            <text:p>taking out fileName in input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Total</text:p>
          </table:table-cell>
          <table:table-cell table:formula="of:=SUM([.D24:.D31])" office:value-type="float" office:value="8" calcext:value-type="float">
            <text:p>8</text:p>
          </table:table-cell>
          <table:table-cell table:number-columns-repeated="5"/>
          <table:table-cell table:style-name="ce5" office:value-type="string" calcext:value-type="string">
            <text:p>taking complete param as a string..rt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 style:data-style-name="N2" text:time-value="00:24:45.792463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7:15:27.773050766</meta:creation-date>
    <dc:date>2015-04-01T00:38:10.660084693</dc:date>
    <meta:editing-duration>PT11H53M25S</meta:editing-duration>
    <meta:editing-cycles>48</meta:editing-cycles>
    <meta:generator>LibreOffice/4.3.3.2$Linux_X86_64 LibreOffice_project/430m0$Build-2</meta:generator>
    <meta:document-statistic meta:table-count="1" meta:cell-count="34" meta:object-count="0"/>
  </office:meta>
</office:document-meta>
</file>